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Linux Libertine Display G" officeooo:rsid="0016993d" officeooo:paragraph-rsid="0016993d"/>
    </style:style>
    <style:style style:name="P2" style:family="paragraph" style:parent-style-name="Heading_20_1">
      <style:text-properties style:font-name="Linux Libertine Display G" officeooo:rsid="0016993d" officeooo:paragraph-rsid="0016993d"/>
    </style:style>
    <style:style style:name="P3" style:family="paragraph" style:parent-style-name="Heading_20_2">
      <style:text-properties style:font-name="Linux Libertine Display G" officeooo:rsid="001a646c" officeooo:paragraph-rsid="001a646c"/>
    </style:style>
    <style:style style:name="P4" style:family="paragraph" style:parent-style-name="Text_20_body">
      <style:text-properties style:font-name="Linux Libertine Display G" officeooo:rsid="001a646c" officeooo:paragraph-rsid="001a646c"/>
    </style:style>
    <style:style style:name="P5" style:family="paragraph" style:parent-style-name="Heading_20_2">
      <style:text-properties fo:font-weight="normal" officeooo:rsid="001a646c" officeooo:paragraph-rsid="001a646c" style:font-weight-asian="normal" style:font-weight-complex="normal"/>
    </style:style>
    <style:style style:name="P6" style:family="paragraph" style:parent-style-name="Text_20_body">
      <style:text-properties officeooo:paragraph-rsid="001a646c"/>
    </style:style>
    <style:style style:name="P7" style:family="paragraph" style:parent-style-name="Heading_20_1" style:list-style-name="">
      <style:text-properties style:font-name="Linux Libertine Display G" officeooo:rsid="00173c6f" officeooo:paragraph-rsid="00173c6f"/>
    </style:style>
    <style:style style:name="P8" style:family="paragraph" style:parent-style-name="Heading_20_1">
      <style:paragraph-properties fo:break-before="page"/>
      <style:text-properties style:font-name="Linux Libertine Display G" officeooo:rsid="00173c6f" officeooo:paragraph-rsid="00173c6f"/>
    </style:style>
    <style:style style:name="P9" style:family="paragraph" style:parent-style-name="Text_20_body">
      <style:text-properties fo:font-weight="normal" officeooo:rsid="001a646c" officeooo:paragraph-rsid="001a646c" style:font-weight-asian="normal" style:font-weight-complex="normal"/>
    </style:style>
    <style:style style:name="T1" style:family="text">
      <style:text-properties officeooo:rsid="001a646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ierico</text:span> (incantesimi dettagliati)</text:p>
      <text:h text:style-name="P2" text:outline-level="1">Incantesimi di livello 1</text:h>
      <text:h text:style-name="P3" text:outline-level="2">Benedizione</text:h>
      <text:p text:style-name="P4"><text:span text:style-name="T2">Tempo di Lancio</text:span>: 1 azione</text:p>
      <text:p text:style-name="P4"><text:span text:style-name="T2">Gittata</text:span>: 9 metri</text:p>
      <text:p text:style-name="P4"><text:span text:style-name="T2">Componenti</text:span>: V, S, M (uno spruzzo di acqua santa)</text:p>
      <text:p text:style-name="P4"><text:span text:style-name="T2">Durata</text:span>: Concentrazione, fino a 1 minuto</text:p>
      <text:p text:style-name="P4"/>
      <text:p text:style-name="P4">L'incantatore benedice fino a tre creature a sua scelta entro gittata. Ogni volta che un bersaglio effettua un tiro per colpire o un tiro salvezza prima che l'incantesimo termini può tirare un d4 e aggiungere il numero ottenuto al tiro per colpire o al tiro salvezza.</text:p>
      <text:p text:style-name="P4"><text:span text:style-name="T2">Ai Livelli Superiori</text:span>. Quando l'incantatore lancia questo incantesimo usando uno slot incantesimo di 2° livello o superiore, può bersagliare una creatura aggiuntiva per ogni slot superiore al 1°.</text:p>
      <text:h text:style-name="P5" text:outline-level="2">Cura ferite</text:h>
      <text:p text:style-name="P6"><text:span text:style-name="T2">Tempo di Lancio</text:span>: 1 azione</text:p>
      <text:p text:style-name="P6"><text:span text:style-name="T2">Gittata</text:span>: Contatto</text:p>
      <text:p text:style-name="P6"><text:span text:style-name="T2">Componenti</text:span>: V, S</text:p>
      <text:p text:style-name="P6"><text:span text:style-name="T2">Durata</text:span>: Istantanea</text:p>
      <text:p text:style-name="P6"/>
      <text:p text:style-name="P6">Una creatura toccata dall'incantatore recupera un numero di punti ferita pari a 1d8 + il modificatore di caratteristica da incantatore. Questo incantesimo non ha effetto sui costrutti o sui non morti.</text:p>
      <text:p text:style-name="P6"><text:span text:style-name="T2">Ai Livelli Superiori</text:span>. Quando l'incantatore lancia questo incantesimo usando uno slot incantesimo di 2° livello o superiore, la guarigione aumenta di 1d8 per ogni slot di livello superiore al 1°.</text:p>
      <text:h text:style-name="P7" text:outline-level="1"/>
      <text:h text:style-name="P8" text:outline-level="1">Incantesimi di livello 2</text:h>
      <text:h text:style-name="P3" text:outline-level="2">Aiuto</text:h>
      <text:p text:style-name="P4"><text:span text:style-name="T2">Tempo di Lancio</text:span>: 1 azione</text:p>
      <text:p text:style-name="P4"><text:span text:style-name="T2">Gittata</text:span>: 9 metri</text:p>
      <text:p text:style-name="P4"><text:span text:style-name="T2">Componenti</text:span>: V, S, M (una sottile striscia di tessuto bianco)</text:p>
      <text:p text:style-name="P4"><text:span text:style-name="T2">Durata</text:span>: 8 ore</text:p>
      <text:p text:style-name="P4"/>
      <text:p text:style-name="P4">Questo incantesimo rafforza il vigore e la determinazione degli alleati. L'incantatore sceglie fino a tre creature entro gittata. 11 massimo dei punti ferita e i punti ferita attuali di ogni bersaglio aumentano di 5 per la durata dell'incantesimo.</text:p>
      <text:h text:style-name="P5" text:outline-level="2">Ristorare inferiore</text:h>
      <text:p text:style-name="P9"><text:span text:style-name="T2">Tempo di Lancio</text:span>: 1 azione</text:p>
      <text:p text:style-name="P9"><text:span text:style-name="T2">Gittata</text:span>: Contatto</text:p>
      <text:p text:style-name="P9"><text:span text:style-name="T2">Componenti</text:span>: V, S</text:p>
      <text:p text:style-name="P9"><text:span text:style-name="T2">Durata</text:span>: Istantanea</text:p>
      <text:p text:style-name="P9"/>
      <text:p text:style-name="P9">L'incantatore tocca una creatura e può porre termine a una malattia o una condizione che lo affligge tra accecato, assordato, avvelenato o paralizzato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17:01:00.678719600</meta:creation-date>
    <dc:date>2025-09-04T19:34:26.659399500</dc:date>
    <meta:editing-duration>PT19M34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29" meta:word-count="281" meta:character-count="1775" meta:non-whitespace-character-count="1523"/>
  </office:meta>
</office:document-meta>
</file>